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text-align="center" style:justify-single-word="false"/>
      <style:text-properties style:font-name="Times new roman" fo:font-size="16pt" fo:font-weight="bold" officeooo:rsid="001bdd68" officeooo:paragraph-rsid="001bdd68" style:font-size-asian="16pt" style:font-weight-asian="bold" style:font-size-complex="16pt" style:font-weight-complex="bold"/>
    </style:style>
    <style:style style:name="P2" style:family="paragraph" style:parent-style-name="Standard">
      <style:paragraph-properties fo:text-align="justify" style:justify-single-word="false"/>
      <style:text-properties style:font-name="Times new roman" fo:font-size="12pt" fo:font-weight="normal" officeooo:rsid="001bdd68" officeooo:paragraph-rsid="001bdd68"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Times new roman" fo:font-size="12pt" fo:font-weight="normal" officeooo:rsid="001bdd68" officeooo:paragraph-rsid="001bdd68"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color="#c9211e" loext:opacity="100%" style:font-name="Times new roman" fo:font-size="12pt" fo:font-weight="normal" officeooo:rsid="001bdd68" officeooo:paragraph-rsid="001bdd68"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Times new roman" fo:font-size="12pt" fo:font-style="normal" fo:font-weight="normal" officeooo:rsid="001bdd68" officeooo:paragraph-rsid="001bdd68"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Times new roman" fo:font-size="12pt" fo:font-style="normal" fo:font-weight="normal" officeooo:rsid="001bdd68" officeooo:paragraph-rsid="001bdd68"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Times new roman" fo:font-size="12pt" fo:font-weight="normal" officeooo:rsid="001bdd68" officeooo:paragraph-rsid="001bdd68"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Times new roman" fo:font-size="12pt" fo:font-weight="normal" officeooo:rsid="001bdd68" officeooo:paragraph-rsid="001bdd68"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color="#c9211e" loext:opacity="100%" style:font-name="Times new roman" fo:font-size="12pt" fo:font-style="normal" fo:font-weight="normal" officeooo:rsid="001bdd68" officeooo:paragraph-rsid="001bdd68"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c9211e" loext:opacity="100%" style:font-name="Times new roman" fo:font-size="12pt" fo:font-weight="normal" officeooo:rsid="001bdd68" officeooo:paragraph-rsid="001bdd6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color="#c9211e" loext:opacity="100%" style:font-name="Times new roman" fo:font-size="12pt" fo:font-weight="normal" officeooo:rsid="001e6a55" officeooo:paragraph-rsid="001e6a55" style:font-size-asian="10.5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tyle="italic" officeooo:rsid="001e6a55"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e6a55" style:font-style-asian="normal" style:font-style-complex="normal"/>
    </style:style>
    <style:style style:name="T5" style:family="text">
      <style:text-properties fo:font-style="normal" officeooo:rsid="001ed564"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bold" officeooo:rsid="001e6a55" style:font-style-asian="normal" style:font-weight-asian="bold" style:font-style-complex="normal" style:font-weight-complex="bold"/>
    </style:style>
    <style:style style:name="T8" style:family="text">
      <style:text-properties fo:color="#c9211e" loext:opacity="100%"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CANCE</text:p>
      <text:p text:style-name="P1"/>
      <text:p text:style-name="P2"><text:tab/>En el marco del juego <text:span text:style-name="T1">La Cosa</text:span><text:span text:style-name="T3"> se va a implementar un sistema de partidas de este juego montado en un servidor para ser accesible mediante una página web.</text:span></text:p>
      <text:p text:style-name="P4"><text:span text:style-name="T3"><text:tab/>El </text:span><text:span text:style-name="T6">objetivo</text:span><text:span text:style-name="T3"> es desarrollar un espacio de divertimento virtual sobre este juego que, actualmente, consta únicamente con su plataforma física, lo cual lo hace menos accesible y conocido. Motivo de ello, se busca impulsar la marca dando lugar a nuevas vías sobre las cuales poder jugarlo.</text:span></text:p>
      <text:p text:style-name="P5"/>
      <text:p text:style-name="P2"><text:span text:style-name="T3"><text:tab/>Acerca de los </text:span><text:span text:style-name="T6">requerimientos funcionales </text:span><text:span text:style-name="T7">e interfaces</text:span><text:span text:style-name="T3">, la plataforma web está desarrollada únicamente para usuarios temporales (no hay administradores ni personas con rol </text:span><text:span text:style-name="T1">especial</text:span><text:span text:style-name="T3"> dentro del sistema), los cuales son identificados mediante un </text:span><text:span text:style-name="T1">nickname</text:span><text:span text:style-name="T3"> (o </text:span><text:span text:style-name="T1">handle</text:span><text:span text:style-name="T3">) único elegidos por ellos apenas ingresan a la página. La información de la presencia del usuario en la plataforma de juego se mantiene únicamente mientras esté activo (i.e., cuando se desconecte, el sistema ya no tiene noción de su existencia y permite usar el mismo handle a otra persona).</text:span></text:p>
      <text:p text:style-name="P2"><text:span text:style-name="T3"><text:tab/>Motivo de ello, el sistema tampoco contará con un </text:span><text:span text:style-name="T1">perfil del usuario</text:span><text:span text:style-name="T3"> ni un </text:span><text:span text:style-name="T1">ranking global</text:span><text:span text:style-name="T3"> sino que su funcionalidad está abocada al desarrollo de partidas de </text:span><text:span text:style-name="T1">La Cosa</text:span><text:span text:style-name="T3">.</text:span></text:p>
      <text:p text:style-name="P2"><text:span text:style-name="T3"><text:tab/>Respecto a esto último, existen dos tipos de partidas: públicas y privadas, las cuales son mostradas a </text:span><text:span text:style-name="T1">todos</text:span><text:span text:style-name="T3"> los usuarios indistintamente de su tipo. La diferencia entre ellas radica en la existencia de una </text:span><text:span text:style-name="T1">contraseña</text:span><text:span text:style-name="T3"> que deben ingresar correctamente los usuarios que quieran acceder a la partida privada (en la pública no es necesario).</text:span></text:p>
      <text:p text:style-name="P2"><text:span text:style-name="T3"><text:tab/>Asimismo, los usuarios tienen dos opciones: unirse o crear una partida. En el caso del primero, deberán ingresar la contraseña en caso de ser necesario como fue mencionado antes (si es pública, entran directamente). Y, en el caso de la creación, va a ser el </text:span><text:span text:style-name="T1">host</text:span><text:span text:style-name="T3"> de la partida pudiendo acceder a su configuración </text:span><text:span text:style-name="T1">antes del inicio de esta</text:span><text:span text:style-name="T3"> (parámetros tales como nombre de la sala, </text:span><text:span text:style-name="T8">contraseña</text:span><text:span text:style-name="T3">, o mínimo y máximo de jugadores siempre respetando que para jugar se necesitan entre 4 y 12 personas). Sin embargo, el </text:span><text:span text:style-name="T1">host</text:span><text:span text:style-name="T3"> no está habilitado a </text:span><text:span text:style-name="T1">kickear</text:span><text:span text:style-name="T3"> o hechar a alguien de la sala que se haya unido. </text:span><text:span text:style-name="T4">Además, se coloca la </text:span><text:span text:style-name="T2">restricción</text:span><text:span text:style-name="T4"> de que un usuario </text:span><text:span text:style-name="T2">no puede estar en varias partidas en simultáneo</text:span><text:span text:style-name="T4"> por más que no estén iniciadas, i.e., a lo sumo está en una sala (sea de partida iniciada o de espera).</text:span></text:p>
      <text:p text:style-name="P3"><text:span text:style-name="T3"><text:tab/>Cuando un usuario crea la partida, o accede a ella, es redirigido al </text:span><text:span text:style-name="T1">lobby</text:span><text:span text:style-name="T3"> correspondiente donde se esperará a que se cumplan los requisitos de cantidad de jugadores. Durante este período, los usuarios están habilitados para unirse y abandonar la sala de espera (en el caso en particular en que el </text:span><text:span text:style-name="T1">host</text:span><text:span text:style-name="T3"> sea el que abandone, se saca a todos los usuarios de la sala y esta es eliminada). Una vez que los requisitos sean cumplidos, el </text:span><text:span text:style-name="T1">host</text:span><text:span text:style-name="T3"> tendrá la opción de </text:span><text:span text:style-name="T1">dar inicio</text:span><text:span text:style-name="T3"> al juego.</text:span></text:p>
      <text:p text:style-name="P3"><text:span text:style-name="T3"><text:tab/>Ya en el juego en particular, el sistema proveerá </text:span><text:span text:style-name="T1">toda</text:span><text:span text:style-name="T3"> la jugabilidad de </text:span><text:span text:style-name="T1">La Cosa</text:span><text:span text:style-name="T3"> en base a sus reglas convencionales, las cuales pueden encontrarse </text:span><text:a xlink:type="simple" xlink:href="https://famaf.aulavirtual.unc.edu.ar/pluginfile.php/27371/mod_resource/content/1/Reglas%20del%20Juego_%20La%20Cosa.pdf" text:style-name="Internet_20_link" text:visited-style-name="Visited_20_Internet_20_Link"><text:span text:style-name="T3">aquí</text:span></text:a><text:span text:style-name="T3">, añadiendo que el jugador inicial es elegido de forma totalmente aleatoria por el sistema. De aquí en adelante, hasta que se termine la partida, los jugadores </text:span><text:span text:style-name="T1">no podrán abandonar ni desconectarse.</text:span></text:p>
      <text:p text:style-name="P3"><text:span text:style-name="T1"><text:tab/></text:span><text:span text:style-name="T3">Luego de finalizado el juego, en base a las reglas mencionadas, se muestra quiénes ganaron y automáticamente los usuarios vuelven al </text:span><text:span text:style-name="T1">lobby</text:span><text:span text:style-name="T3"> inicial desde el cual pueden, como antes, elegir abandonar la sala, continuar o iniciarla nuevamente (solo el </text:span><text:span text:style-name="T1">host</text:span><text:span text:style-name="T3">).</text:span></text:p>
      <text:p text:style-name="P6"/>
      <text:p text:style-name="P3"><text:span text:style-name="T3"><text:tab/>En base a los </text:span><text:span text:style-name="T6">requerimientos físicos</text:span><text:span text:style-name="T3">, tal y como se mencionó al principio, el sistema va a ser montado en un servidor web externo al cliente y los usuarios accederán a la plataforma mediante la utilización de navegadores web (browsers) con conexión a internet.</text:span></text:p>
      <text:p text:style-name="P6"/>
      <text:p text:style-name="P3"><text:span text:style-name="T3"><text:tab/></text:span><text:span text:style-name="T4">Y, como último punto, r</text:span><text:span text:style-name="T3">especto al </text:span><text:span text:style-name="T6">desarrollo </text:span><text:span text:style-name="T3">de este sistema, se dividirá en tres etapas de desarrollo principales donde cada una culminará con la muestra de una </text:span><text:span text:style-name="T1">demo</text:span><text:span text:style-name="T3"> (versión parcial del software final) a los clientes, con el objetivo de probar la plataforma, la jugabilidad, reforzar los requerimientos, validar la implementación realizada y planear para la siguiente etapa. Estas demos </text:span><text:soft-page-break/><text:span text:style-name="T3">serán realizadas en las fechas 03/10, 24/10 y 14/11 del presente año y </text:span><text:span text:style-name="T8">se culminará con el despliegue del software en la nube</text:span><text:span text:style-name="T3">.</text:span></text:p>
      <text:p text:style-name="P6"/>
      <text:p text:style-name="P3"><text:span text:style-name="T3"/></text:p>
      <text:p text:style-name="P9">PREGUNTAS</text:p>
      <text:p text:style-name="P9"/>
      <text:p text:style-name="P9">1. ¿Estaría bien colocar el objetivo de porqué se decide desarrollar este software?</text:p>
      <text:p text:style-name="P9"/>
      <text:p text:style-name="P9">2. ¿Ponemos los requisitos de la contraseña de la partida? (X dígitos con 1 mayúscula, etc.)</text:p>
      <text:p text:style-name="P9"/>
      <text:p text:style-name="P10"><text:span text:style-name="T3">3. ¿Está bien ponerle que se va a terminar poniendo el juego en funcionamiento en la web aunque en realidad no lo hagamos en el proyecto en sí (es solo algo para el alcance como si fuera </text:span><text:span text:style-name="T1">real</text:span><text:span text:style-name="T3">)?</text:span></text:p>
      <text:p text:style-name="P10"><text:span text:style-name="T3"/></text:p>
      <text:p text:style-name="P11"><text:span text:style-name="T3">4. ¿Cómo agregaría los requisitos de desempeño </text:span><text:span text:style-name="T5">y rendimiento</text:span><text:span text:style-name="T3"> (rápida respuesta de la página ante acción del jugador, etc.)? ¿Cómo lo </text:span><text:span text:style-name="T1">mediría</text:span><text:span text:style-name="T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9T19:12:50.299716859</meta:creation-date>
    <dc:date>2023-08-29T20:39:17.049369045</dc:date>
    <meta:editing-duration>PT1H23M50S</meta:editing-duration>
    <meta:editing-cycles>3</meta:editing-cycles>
    <meta:generator>LibreOffice/7.5.5.2$Linux_X86_64 LibreOffice_project/ca8fe7424262805f223b9a2334bc7181abbcbf5e</meta:generator>
    <meta:document-statistic meta:table-count="0" meta:image-count="0" meta:object-count="0" meta:page-count="2" meta:paragraph-count="17" meta:word-count="787" meta:character-count="4680" meta:non-whitespace-character-count="3899"/>
  </office:meta>
</office:document-meta>
</file>